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907" officeooo:paragraph-rsid="001da907"/>
    </style:style>
    <style:style style:name="P2" style:family="paragraph" style:parent-style-name="Standard">
      <style:text-properties officeooo:rsid="001ec719" officeooo:paragraph-rsid="001ec719"/>
    </style:style>
    <style:style style:name="P3" style:family="paragraph" style:parent-style-name="Standard">
      <style:text-properties officeooo:rsid="001ec719" officeooo:paragraph-rsid="001ec719"/>
    </style:style>
    <style:style style:name="P4" style:family="paragraph" style:parent-style-name="Standard">
      <style:text-properties officeooo:rsid="0023acd7" officeooo:paragraph-rsid="0023acd7"/>
    </style:style>
    <style:style style:name="T1" style:family="text">
      <style:text-properties officeooo:rsid="001fb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4/03</text:p>
      <text:p text:style-name="P1"/>
      <text:p text:style-name="P2">rafce – cria uma estrutura para iniciar o codigo <text:span text:style-name="T1">(tem que instalar a extensão no vccode)</text:span></text:p>
      <text:p text:style-name="P2"/>
      <text:p text:style-name="P4">usestate – um hook do react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1:59.534506151</meta:creation-date>
    <meta:generator>LibreOffice/7.3.6.2$Linux_X86_64 LibreOffice_project/30$Build-2</meta:generator>
    <dc:date>2023-03-16T19:29:48.351190682</dc:date>
    <meta:editing-duration>PT2H1S</meta:editing-duration>
    <meta:editing-cycles>3</meta:editing-cycles>
    <meta:document-statistic meta:table-count="0" meta:image-count="0" meta:object-count="0" meta:page-count="1" meta:paragraph-count="3" meta:word-count="22" meta:character-count="125" meta:non-whitespace-character-count="104"/>
  </office:meta>
</office:document-meta>
</file>